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254cm" draw:marker-start-width="0.579cm" draw:marker-end-width="0.579cm" draw:fill="none" draw:fill-color="#ffffff" draw:textarea-vertical-align="middle" fo:padding-top="0.25cm" fo:padding-bottom="0.25cm" fo:padding-left="0.375cm" fo:padding-right="0.375cm"/>
    </style:style>
    <style:style style:name="gr2" style:family="graphic" style:parent-style-name="objectwithoutfill">
      <style:graphic-properties svg:stroke-width="0.254cm" draw:marker-start-width="0.581cm" draw:marker-end-width="0.581cm" draw:fill="none" draw:fill-color="#ffffff" draw:textarea-vertical-align="middle" fo:padding-top="0.252cm" fo:padding-bottom="0.252cm" fo:padding-left="0.377cm" fo:padding-right="0.377cm"/>
    </style:style>
    <style:style style:name="gr3" style:family="graphic" style:parent-style-name="standard">
      <style:graphic-properties svg:stroke-width="0.254cm" svg:stroke-color="#000000" draw:marker-start-width="0.581cm" draw:marker-end-width="0.581cm" draw:fill="none" draw:fill-color="#ffffff" draw:textarea-horizontal-align="justify" draw:textarea-vertical-align="middle" draw:auto-grow-height="false" fo:padding-top="0.252cm" fo:padding-bottom="0.252cm" fo:padding-left="0.377cm" fo:padding-right="0.377cm"/>
    </style:style>
    <style:style style:name="gr4" style:family="graphic" style:parent-style-name="standard">
      <style:graphic-properties draw:stroke="none" svg:stroke-color="#000000" draw:fill="none" draw:fill-color="#ffffff" fo:min-height="0.873cm"/>
    </style:style>
    <style:style style:name="gr5" style:family="graphic" style:parent-style-name="standard">
      <style:graphic-properties draw:stroke="none" svg:stroke-color="#000000" draw:fill="none" draw:fill-color="#ffffff" fo:min-height="1.016cm"/>
    </style:style>
    <style:style style:name="gr6" style:family="graphic" style:parent-style-name="standard">
      <style:graphic-properties svg:stroke-color="#000000" draw:fill="solid" draw:fill-color="#000000" draw:textarea-vertical-align="middle" draw:auto-grow-height="false" fo:min-height="0cm" fo:min-width="0cm"/>
    </style:style>
    <style:style style:name="gr7" style:family="graphic" style:parent-style-name="standard">
      <style:graphic-properties draw:stroke="dash" draw:stroke-dash="Fine_20_Dashed" svg:stroke-color="#000000" draw:fill="none" draw:fill-color="#000000" draw:textarea-horizontal-align="justify" draw:textarea-vertical-align="middle" draw:auto-grow-height="false"/>
    </style:style>
    <style:style style:name="gr8"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fo:min-height="1.568cm"/>
    </style:style>
    <style:style style:name="gr10" style:family="graphic" style:parent-style-name="standard">
      <style:graphic-properties draw:stroke="none" svg:stroke-color="#000000" draw:fill="solid" draw:fill-color="#000000" draw:textarea-horizontal-align="center" draw:textarea-vertical-align="middle" fo:min-height="3.132cm" draw:shadow="hidden"/>
    </style:style>
    <style:style style:name="gr11"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12" style:family="graphic" style:parent-style-name="objectwithoutfill">
      <style:graphic-properties svg:stroke-width="0.102cm" svg:stroke-color="#000000" draw:marker-start-width="0.353cm" draw:marker-end="Arrow" draw:marker-end-width="0.453cm" draw:fill="none" draw:fill-color="#000000"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fo:min-height="1.147cm"/>
    </style:style>
    <style:style style:name="gr14" style:family="graphic" style:parent-style-name="standard">
      <style:graphic-properties svg:stroke-width="0.102cm" svg:stroke-color="#000000" draw:marker-start-width="0.353cm" draw:marker-end-width="0.353cm" draw:fill="none" draw:textarea-horizontal-align="justify" draw:textarea-vertical-align="middle" draw:auto-grow-height="false" fo:padding-top="0.176cm" fo:padding-bottom="0.176cm" fo:padding-left="0.301cm" fo:padding-right="0.301cm"/>
    </style:style>
    <style:style style:name="P1" style:family="paragraph">
      <style:paragraph-properties fo:text-align="center"/>
    </style:style>
    <style:style style:name="P2" style:family="paragraph">
      <style:paragraph-properties fo:text-align="center"/>
      <style:text-properties fo:font-size="22pt" fo:font-weight="bold" style:font-size-asian="22pt" style:font-weight-asian="bold" style:font-size-complex="2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paragraph-properties fo:text-align="center"/>
      <style:text-properties fo:font-size="66pt" fo:font-weight="normal" style:font-size-asian="66pt" style:font-weight-asian="normal" style:font-size-complex="66pt" style:font-weight-complex="normal"/>
    </style:style>
    <style:style style:name="P5" style:family="paragraph">
      <style:text-properties fo:font-size="22pt" fo:font-weight="bold" style:font-size-asian="22pt" style:font-weight-asian="bold" style:font-size-complex="22pt" style:font-weight-complex="bold"/>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
            <draw:g>
              <draw:line draw:style-name="gr1" draw:text-style-name="P1" draw:layer="layout" svg:x1="4.002cm" svg:y1="19.926cm" svg:x2="4.002cm" svg:y2="22.378cm">
                <text:p/>
              </draw:line>
              <draw:line draw:style-name="gr2" draw:text-style-name="P1" draw:layer="layout" svg:x1="2.979cm" svg:y1="20.679cm" svg:x2="5.026cm" svg:y2="20.679cm">
                <text:p/>
              </draw:line>
              <draw:line draw:style-name="gr2" draw:text-style-name="P1" draw:layer="layout" svg:x1="2.979cm" svg:y1="23.139cm" svg:x2="4.002cm" svg:y2="22.322cm">
                <text:p/>
              </draw:line>
              <draw:line draw:style-name="gr2" draw:text-style-name="P1" draw:layer="layout" svg:x1="5.025cm" svg:y1="23.13cm" svg:x2="4.02cm" svg:y2="22.339cm">
                <text:p/>
              </draw:line>
              <draw:custom-shape draw:style-name="gr3" draw:text-style-name="P1" draw:layer="layout" svg:width="1.365cm" svg:height="1.226cm" svg:x="3.32cm" svg:y="1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 draw:text-style-name="P2" draw:layer="layout" svg:width="3.683cm" svg:height="1.123cm" svg:x="2.143cm" svg:y="23.241cm">
              <draw:text-box>
                <text:p text:style-name="P1"><text:span text:style-name="T1">Citizen</text:span></text:p>
              </draw:text-box>
            </draw:frame>
          </draw:g>
          <draw:frame draw:style-name="gr5" draw:text-style-name="P1" draw:layer="layout" svg:width="1.397cm" svg:height="1.266cm" svg:x="1.889cm" svg:y="17.764cm">
            <draw:text-box>
              <text:p text:style-name="P1">(a)</text:p>
            </draw:text-box>
          </draw:frame>
        </draw:g>
        <draw:g xml:id="id2" draw:id="id2">
          <draw:g>
            <draw:custom-shape draw:style-name="gr6" draw:text-style-name="P1" draw:layer="layout" svg:width="2.54cm" svg:height="2.413cm" svg:x="20.69cm" svg:y="12.938cm">
              <text:p/>
              <draw:enhanced-geometry svg:viewBox="0 0 21600 21600" draw:text-areas="0 0 21600 21600" draw:type="circular-arrow" draw:modifiers="180 151.323565458287 9509.762617266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text-style-name="P2" draw:layer="layout" svg:width="4.826cm" svg:height="1.266cm" svg:x="19.547cm" svg:y="15.609cm">
              <draw:text-box>
                <text:p text:style-name="P1"><text:span text:style-name="T1">Mining</text:span></text:p>
              </draw:text-box>
            </draw:frame>
          </draw:g>
          <draw:custom-shape draw:style-name="gr7" draw:text-style-name="P1" draw:layer="layout" svg:width="11.176cm" svg:height="7.489cm" svg:x="13.573cm" svg:y="10.529cm">
            <text:p/>
            <draw:enhanced-geometry svg:viewBox="0 0 21600 21600" draw:type="rectangle" draw:enhanced-path="M 0 0 L 21600 0 21600 21600 0 21600 0 0 Z N"/>
          </draw:custom-shape>
          <draw:frame draw:style-name="gr5" draw:text-style-name="P1" draw:layer="layout" svg:width="1.397cm" svg:height="1.266cm" svg:x="13.827cm" svg:y="10.656cm">
            <draw:text-box>
              <text:p text:style-name="P1">(b)</text:p>
            </draw:text-box>
          </draw:frame>
          <draw:g>
            <draw:custom-shape draw:style-name="gr8" draw:text-style-name="P1" draw:layer="layout" svg:width="4.318cm" svg:height="6.01cm" svg:x="15.478cm" svg:y="11.373cm">
              <text:p/>
              <draw:enhanced-geometry svg:viewBox="0 0 21600 21600" draw:mirror-horizontal="false" draw:mirror-vertical="false" draw:type="rectangle" draw:enhanced-path="M 0 0 L 21600 0 21600 21600 0 21600 0 0 Z N"/>
            </draw:custom-shape>
            <draw:frame draw:style-name="gr9" draw:text-style-name="P3" draw:layer="layout" svg:width="3.632cm" svg:height="1.843cm" svg:x="15.88cm" svg:y="14.7cm">
              <draw:text-box>
                <text:p text:style-name="P1"><text:span text:style-name="T2">Mobile Device</text:span></text:p>
              </draw:text-box>
            </draw:frame>
            <draw:g>
              <draw:path draw:style-name="gr10" draw:text-style-name="P4" draw:layer="layout" svg:width="2.171cm" svg:height="0.634cm" svg:x="16.586cm" svg:y="12.436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10" draw:text-style-name="P4" draw:layer="layout" svg:width="2.171cm" svg:height="0.634cm" svg:x="16.598cm" svg:y="13.211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path draw:style-name="gr10" draw:text-style-name="P4" draw:layer="layout" svg:width="2.171cm" svg:height="0.634cm" svg:x="16.611cm" svg:y="13.985cm" svg:viewBox="0 0 2172 635" svg:d="M1080 0c105-1 206 5 303 19 96 15 189 38 278 71 90 32 176 75 261 126 84 52 166 114 247 186l3 198c-80-70-163-130-248-181-84-50-171-92-261-124-90-31-183-55-279-69-97-15-198-22-303-20s-206 12-302 29c-96 18-188 45-277 79-89 35-175 79-257 132-83 54-163 117-242 189l-3-198c78-74 159-139 241-193 83-55 168-100 256-135 88-36 180-62 276-80 96-17 196-27 302-29z">
                <text:p/>
              </draw:path>
            </draw:g>
          </draw:g>
        </draw:g>
        <draw:g xml:id="id3" draw:id="id3">
          <draw:custom-shape draw:style-name="gr11" draw:text-style-name="P2" draw:layer="layout" svg:width="9.398cm" svg:height="6.731cm" svg:x="31.175cm" svg:y="4.302cm">
            <text:p text:style-name="P1"><text:span text:style-name="T1">HAR 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1.397cm" svg:height="1.266cm" svg:x="30.41cm" svg:y="4.426cm">
            <draw:text-box>
              <text:p text:style-name="P1">(c)</text:p>
            </draw:text-box>
          </draw:frame>
        </draw:g>
        <draw:connector draw:style-name="gr12" draw:text-style-name="P1" draw:layer="layout" svg:x1="5.826cm" svg:y1="21.064cm" svg:x2="13.573cm" svg:y2="14.273cm" draw:start-shape="id1" draw:start-glue-point="1" draw:end-shape="id2" draw:end-glue-point="3" svg:d="M5826 21064h3873v-6791h3874" svg:viewBox="0 0 7748 6792">
          <text:p/>
        </draw:connector>
        <draw:connector draw:style-name="gr12" draw:text-style-name="P1" draw:layer="layout" svg:x1="24.749cm" svg:y1="14.273cm" svg:x2="30.41cm" svg:y2="7.667cm" draw:start-shape="id2" draw:start-glue-point="1" draw:end-shape="id3" draw:end-glue-point="3" svg:d="M24749 14273h2831v-6606h2830" svg:viewBox="0 0 5662 6607">
          <text:p/>
        </draw:connector>
        <draw:frame draw:style-name="gr13" draw:text-style-name="P5" draw:layer="layout" svg:width="11.176cm" svg:height="1.397cm" svg:x="1.889cm" svg:y="1.89cm">
          <draw:text-box>
            <text:p><text:span text:style-name="T1">Privacy Threat Scenario 02</text:span></text:p>
          </draw:text-box>
        </draw:frame>
        <draw:custom-shape draw:style-name="gr14" draw:text-style-name="P1" draw:layer="layout" svg:width="40.012cm" svg:height="27.693cm" svg:x="1cm" svg:y="1cm">
          <text:p/>
          <draw:enhanced-geometry svg:viewBox="0 0 21600 21600" draw:type="rectangle" draw:enhanced-path="M 0 0 L 21600 0 21600 21600 0 21600 0 0 Z N"/>
        </draw:custom-shape>
        <draw:custom-shape draw:style-name="gr14" draw:text-style-name="P1" draw:layer="layout" svg:width="12.446cm" svg:height="2.921cm" svg:x="1cm" svg:y="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rjeeling </meta:initial-creator>
    <meta:creation-date>2014-07-22T18:39:31.738936380</meta:creation-date>
    <dc:date>2014-07-22T21:19:18.369538220</dc:date>
    <dc:creator>darjeeling </dc:creator>
    <meta:editing-duration>PT55M41S</meta:editing-duration>
    <meta:editing-cycles>10</meta:editing-cycles>
    <meta:generator>LibreOffice/4.2.4.2$Linux_X86_64 LibreOffice_project/420m0$Build-2</meta:generator>
    <meta:document-statistic meta:object-count="31"/>
  </office:meta>
</office:document-meta>
</file>